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602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2602in" fo:orphans="2" fo:widows="2" fo:text-indent="0in" style:auto-text-indent="false"/>
      <style:text-properties fo:font-variant="normal" fo:text-transform="none" fo:color="#222222" style:font-name="system-ui" fo:font-size="10.5pt" fo:letter-spacing="normal" fo:font-style="normal" fo:font-weight="normal"/>
    </style:style>
    <style:style style:name="P3" style:family="paragraph" style:parent-style-name="Text_20_body" style:list-style-name="L1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4" style:family="paragraph" style:parent-style-name="Text_20_body" style:list-style-name="L1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5" style:family="paragraph" style:parent-style-name="Text_20_body" style:list-style-name="L1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6" style:family="paragraph" style:parent-style-name="Text_20_body" style:list-style-name="L1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7" style:family="paragraph" style:parent-style-name="Text_20_body" style:list-style-name="L1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8" style:family="paragraph" style:parent-style-name="Text_20_body" style:list-style-name="L20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9" style:family="paragraph" style:parent-style-name="Text_20_body" style:list-style-name="L21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0" style:family="paragraph" style:parent-style-name="Text_20_body" style:list-style-name="L22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1" style:family="paragraph" style:parent-style-name="Text_20_body" style:list-style-name="L23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2" style:family="paragraph" style:parent-style-name="Text_20_body" style:list-style-name="L24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3" style:family="paragraph" style:parent-style-name="Text_20_body" style:list-style-name="L2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4" style:family="paragraph" style:parent-style-name="Text_20_body" style:list-style-name="L2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5" style:family="paragraph" style:parent-style-name="Text_20_body" style:list-style-name="L2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6" style:family="paragraph" style:parent-style-name="Text_20_body" style:list-style-name="L2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7" style:family="paragraph" style:parent-style-name="Text_20_body" style:list-style-name="L2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8" style:family="paragraph" style:parent-style-name="Text_20_body" style:list-style-name="L41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19" style:family="paragraph" style:parent-style-name="Text_20_body" style:list-style-name="L42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20" style:family="paragraph" style:parent-style-name="Text_20_body" style:list-style-name="L1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1" style:family="paragraph" style:parent-style-name="Text_20_body" style:list-style-name="L1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2" style:family="paragraph" style:parent-style-name="Text_20_body" style:list-style-name="L1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3" style:family="paragraph" style:parent-style-name="Text_20_body" style:list-style-name="L1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4" style:family="paragraph" style:parent-style-name="Text_20_body" style:list-style-name="L1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5" style:family="paragraph" style:parent-style-name="Text_20_body" style:list-style-name="L20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6" style:family="paragraph" style:parent-style-name="Text_20_body" style:list-style-name="L21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7" style:family="paragraph" style:parent-style-name="Text_20_body" style:list-style-name="L22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8" style:family="paragraph" style:parent-style-name="Text_20_body" style:list-style-name="L23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9" style:family="paragraph" style:parent-style-name="Text_20_body" style:list-style-name="L24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0" style:family="paragraph" style:parent-style-name="Text_20_body" style:list-style-name="L2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1" style:family="paragraph" style:parent-style-name="Text_20_body" style:list-style-name="L2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2" style:family="paragraph" style:parent-style-name="Text_20_body" style:list-style-name="L2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3" style:family="paragraph" style:parent-style-name="Text_20_body" style:list-style-name="L2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4" style:family="paragraph" style:parent-style-name="Text_20_body" style:list-style-name="L2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5" style:family="paragraph" style:parent-style-name="Text_20_body" style:list-style-name="L41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6" style:family="paragraph" style:parent-style-name="Text_20_body" style:list-style-name="L42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7" style:family="paragraph" style:parent-style-name="Text_20_body" style:list-style-name="L29">
      <style:paragraph-properties fo:margin-top="0in" fo:margin-bottom="0.1043in" style:line-height-at-least="0.1874in" fo:orphans="2" fo:widows="2" fo:background-color="#eeeeee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8" style:family="paragraph" style:parent-style-name="Standard" style:list-style-name="L1"/>
    <style:style style:name="P39" style:family="paragraph" style:parent-style-name="Standard" style:list-style-name="L2"/>
    <style:style style:name="P40" style:family="paragraph" style:parent-style-name="Standard" style:list-style-name="L3"/>
    <style:style style:name="P41" style:family="paragraph" style:parent-style-name="Standard" style:list-style-name="L4"/>
    <style:style style:name="P42" style:family="paragraph" style:parent-style-name="Standard" style:list-style-name="L5"/>
    <style:style style:name="P43" style:family="paragraph" style:parent-style-name="Standard" style:list-style-name="L6"/>
    <style:style style:name="P44" style:family="paragraph" style:parent-style-name="Standard" style:list-style-name="L7"/>
    <style:style style:name="P45" style:family="paragraph" style:parent-style-name="Standard" style:list-style-name="L8"/>
    <style:style style:name="P46" style:family="paragraph" style:parent-style-name="Standard" style:list-style-name="L9"/>
    <style:style style:name="P47" style:family="paragraph" style:parent-style-name="Standard" style:list-style-name="L10"/>
    <style:style style:name="P48" style:family="paragraph" style:parent-style-name="Standard" style:list-style-name="L11"/>
    <style:style style:name="P49" style:family="paragraph" style:parent-style-name="Standard" style:list-style-name="L12"/>
    <style:style style:name="P50" style:family="paragraph" style:parent-style-name="Standard" style:list-style-name="L13"/>
    <style:style style:name="P51" style:family="paragraph" style:parent-style-name="Standard" style:list-style-name="L14"/>
    <style:style style:name="P52" style:family="paragraph" style:parent-style-name="Standard" style:list-style-name="L46"/>
    <style:style style:name="P53" style:family="paragraph" style:parent-style-name="Heading_20_3">
      <style:paragraph-properties fo:margin-left="0in" fo:margin-right="0in" fo:margin-top="0in" fo:margin-bottom="0.1043in" style:line-height-at-least="0.2917in" fo:orphans="2" fo:widows="2" fo:text-indent="0in" style:auto-text-indent="false"/>
      <style:text-properties fo:font-variant="normal" fo:text-transform="none" fo:color="#222222" style:font-name="system-ui" fo:font-size="18pt" fo:letter-spacing="normal" fo:font-style="normal" fo:font-weight="bold"/>
    </style:style>
    <style:style style:name="P54" style:family="paragraph" style:parent-style-name="Heading_20_3">
      <style:paragraph-properties fo:margin-left="0in" fo:margin-right="0in" fo:margin-top="0in" fo:margin-bottom="0.1043in" style:line-height-at-least="0.2291in" fo:text-indent="0in" style:auto-text-indent="false"/>
    </style:style>
    <style:style style:name="P55" style:family="paragraph" style:parent-style-name="Heading_20_4">
      <style:paragraph-properties fo:margin-left="0in" fo:margin-right="0in" fo:margin-top="0in" fo:margin-bottom="0.1043in" style:line-height-at-least="0.2291in" fo:orphans="2" fo:widows="2" fo:text-indent="0in" style:auto-text-indent="false"/>
      <style:text-properties fo:font-variant="normal" fo:text-transform="none" fo:color="#222222" style:font-name="system-ui" fo:font-size="13.5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22222" style:font-name="system-ui" fo:font-size="10.5pt" fo:letter-spacing="normal" fo:font-style="normal" fo:font-weight="bold"/>
    </style:style>
    <style:style style:name="T3" style:family="text">
      <style:text-properties fo:font-variant="normal" fo:text-transform="none" fo:color="#222222" style:font-name="system-ui" fo:font-size="10.5pt" fo:letter-spacing="normal" fo:font-style="normal" fo:font-weight="normal"/>
    </style:style>
    <style:style style:name="T4" style:family="text">
      <style:text-properties fo:font-variant="normal" fo:text-transform="none" fo:color="#03689a" style:font-name="system-ui" fo:font-size="10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3689a" style:text-line-through-style="none" style:font-name="system-ui" fo:font-size="10.5pt" fo:letter-spacing="normal" fo:font-style="normal" style:text-underline-style="none" fo:font-weight="bold" style:text-blinking="false"/>
    </style:style>
    <style:style style:name="T6" style:family="text">
      <style:text-properties fo:color="#03689a" style:text-line-through-styl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rious Courses Offered</text:p>
      <text:list xml:id="list3214385537557642120" text:style-name="L46">
        <text:list-item>
          <text:p text:style-name="P52">Front End</text:p>
          <text:list>
            <text:list-item>
              <text:p text:style-name="P52">HTML</text:p>
            </text:list-item>
            <text:list-item>
              <text:p text:style-name="P52">HTML &amp; CSS</text:p>
            </text:list-item>
            <text:list-item>
              <text:p text:style-name="P52">Web Designing</text:p>
            </text:list-item>
          </text:list>
        </text:list-item>
        <text:list-item>
          <text:p text:style-name="P52">Frontend Advanced</text:p>
          <text:list>
            <text:list-item>
              <text:p text:style-name="P52">Frontend with React</text:p>
            </text:list-item>
            <text:list-item>
              <text:p text:style-name="P52">Frontend with Angular</text:p>
            </text:list-item>
            <text:list-item>
              <text:p text:style-name="P52">React with Next JS</text:p>
            </text:list-item>
            <text:list-item>
              <text:p text:style-name="P52">Angular 20</text:p>
            </text:list-item>
            <text:list-item>
              <text:p text:style-name="P52">Javascript ES6 to ES14</text:p>
            </text:list-item>
            <text:list-item>
              <text:p text:style-name="P52">JavaScript with jQuery</text:p>
            </text:list-item>
          </text:list>
        </text:list-item>
        <text:list-item>
          <text:p text:style-name="P52">Full Stack Web Development</text:p>
          <text:list>
            <text:list-item>
              <text:p text:style-name="P52">Full Stack MERN</text:p>
            </text:list-item>
            <text:list-item>
              <text:p text:style-name="P52">Full Stack MEAN</text:p>
            </text:list-item>
            <text:list-item>
              <text:p text:style-name="P52">Full Stack Node</text:p>
            </text:list-item>
            <text:list-item>
              <text:p text:style-name="P52">Full Stack PHP</text:p>
            </text:list-item>
            <text:list-item>
              <text:p text:style-name="P52">Full Stack Java</text:p>
            </text:list-item>
          </text:list>
        </text:list-item>
        <text:list-item>
          <text:p text:style-name="P52">JavaScript Stacks</text:p>
          <text:list>
            <text:list-item>
              <text:p text:style-name="P52">Mean Stack</text:p>
            </text:list-item>
            <text:list-item>
              <text:p text:style-name="P52">Mern Stack</text:p>
            </text:list-item>
          </text:list>
        </text:list-item>
        <text:list-item>
          <text:p text:style-name="P52">Back End</text:p>
          <text:list>
            <text:list-item>
              <text:p text:style-name="P52">NodeJS</text:p>
            </text:list-item>
            <text:list-item>
              <text:p text:style-name="P52">Mean Stack</text:p>
            </text:list-item>
            <text:list-item>
              <text:p text:style-name="P52">Mern Stack</text:p>
            </text:list-item>
            <text:list-item>
              <text:p text:style-name="P52">Java Core &amp; Advance</text:p>
            </text:list-item>
            <text:list-item>
              <text:p text:style-name="P52">Php with MySQL</text:p>
            </text:list-item>
            <text:list-item>
              <text:p text:style-name="P52">Web Development</text:p>
            </text:list-item>
            <text:list-item>
              <text:p text:style-name="P52">Wordpress</text:p>
            </text:list-item>
          </text:list>
        </text:list-item>
        <text:list-item>
          <text:p text:style-name="P52">Graphic Designing</text:p>
          <text:list>
            <text:list-item>
              <text:p text:style-name="P52">UI/UX Designing</text:p>
            </text:list-item>
            <text:list-item>
              <text:p text:style-name="P52">Photoshop</text:p>
            </text:list-item>
            <text:list-item>
              <text:p text:style-name="P52">Figma</text:p>
            </text:list-item>
          </text:list>
        </text:list-item>
        <text:list-item>
          <text:p text:style-name="P52">Other Courses</text:p>
          <text:list>
            <text:list-item>
              <text:p text:style-name="P52">Sales Force</text:p>
            </text:list-item>
            <text:list-item>
              <text:p text:style-name="P52">Data Analytics</text:p>
            </text:list-item>
            <text:list-item>
              <text:p text:style-name="P52">Digital Marketing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dc:date>2025-08-13T15:10:21.85</dc:date>
    <dc:creator>Joseph Malone</dc:creator>
    <meta:editing-duration>PT8M9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37" meta:word-count="124" meta:character-count="553"/>
  </office:meta>
</office:document-meta>
</file>